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20000004562A556C5121B599C.png" manifest:media-type="image/png"/>
  <manifest:file-entry manifest:full-path="Pictures/100002010000006A00000046505043A8974F6852.png" manifest:media-type="image/png"/>
  <manifest:file-entry manifest:full-path="Pictures/100002010000007C00000045974DFCBDF7BB4373.png" manifest:media-type="image/png"/>
  <manifest:file-entry manifest:full-path="Pictures/100002010000005700000047633B12ACD4F314E3.png" manifest:media-type="image/png"/>
  <manifest:file-entry manifest:full-path="Pictures/100002010000008900000047492E648C3DAD34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3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5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7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8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9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10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1" style:family="graphic" style:parent-style-name="objectwithoutfill">
      <style:graphic-properties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12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3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4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fo:min-height="0.3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800080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8pt" fo:text-shadow="1pt 1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style:font-name="Liberation Serif" fo:font-size="8pt" fo:text-shadow="1pt 1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erif" fo:font-size="8pt" fo:text-shadow="1pt 1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3d:scene draw:style-name="gr1" svg:width="4.472cm" svg:height="4.469cm" svg:x="2.276cm" svg:y="0.50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2.359cm" svg:y1="2.322cm" svg:x2="2.404cm" svg:y2="2.967cm">
          <text:p/>
        </draw:line>
        <draw:line draw:style-name="gr3" draw:text-style-name="P1" draw:layer="layout" svg:x1="2.359cm" svg:y1="2.322cm" svg:x2="6.658cm" svg:y2="2.322cm">
          <text:p/>
        </draw:line>
        <draw:line draw:style-name="gr3" draw:text-style-name="P1" draw:layer="layout" svg:x1="2.406cm" svg:y1="2.967cm" svg:x2="6.619cm" svg:y2="2.967cm">
          <text:p/>
        </draw:line>
        <draw:line draw:style-name="gr3" draw:text-style-name="P1" draw:layer="layout" svg:x1="6.657cm" svg:y1="2.322cm" svg:x2="6.617cm" svg:y2="2.967cm">
          <text:p/>
        </draw:line>
        <draw:line draw:style-name="gr4" draw:text-style-name="P1" draw:layer="layout" svg:x1="2.908cm" svg:y1="1.575cm" svg:x2="2.934cm" svg:y2="2.061cm">
          <text:p/>
        </draw:line>
        <draw:line draw:style-name="gr4" draw:text-style-name="P1" draw:layer="layout" svg:x1="2.908cm" svg:y1="1.575cm" svg:x2="6.11cm" svg:y2="1.575cm">
          <text:p/>
        </draw:line>
        <draw:line draw:style-name="gr4" draw:text-style-name="P1" draw:layer="layout" svg:x1="2.931cm" svg:y1="2.061cm" svg:x2="6.088cm" svg:y2="2.061cm">
          <text:p/>
        </draw:line>
        <draw:line draw:style-name="gr4" draw:text-style-name="P1" draw:layer="layout" svg:x1="6.11cm" svg:y1="1.575cm" svg:x2="6.084cm" svg:y2="2.061cm">
          <text:p/>
        </draw:line>
        <draw:line draw:style-name="gr4" draw:text-style-name="P1" draw:layer="layout" svg:x1="2.359cm" svg:y1="2.322cm" svg:x2="2.908cm" svg:y2="1.575cm">
          <text:p/>
        </draw:line>
        <draw:line draw:style-name="gr4" draw:text-style-name="P1" draw:layer="layout" svg:x1="2.404cm" svg:y1="2.967cm" svg:x2="2.934cm" svg:y2="2.063cm">
          <text:p/>
        </draw:line>
        <draw:line draw:style-name="gr4" draw:text-style-name="P1" draw:layer="layout" svg:x1="6.11cm" svg:y1="1.575cm" svg:x2="6.657cm" svg:y2="2.322cm">
          <text:p/>
        </draw:line>
        <draw:line draw:style-name="gr4" draw:text-style-name="P1" draw:layer="layout" svg:x1="6.088cm" svg:y1="2.058cm" svg:x2="6.618cm" svg:y2="2.967cm">
          <text:p/>
        </draw:line>
        <draw:line draw:style-name="gr5" draw:text-style-name="P2" draw:layer="layout" svg:x1="3.812cm" svg:y1="2.323cm" svg:x2="3.81cm" svg:y2="2.967cm">
          <text:p/>
        </draw:line>
        <draw:line draw:style-name="gr5" draw:text-style-name="P2" draw:layer="layout" svg:x1="3.81cm" svg:y1="2.965cm" svg:x2="3.228cm" svg:y2="2.968cm">
          <text:p/>
        </draw:line>
        <draw:line draw:style-name="gr5" draw:text-style-name="P2" draw:layer="layout" svg:x1="3.812cm" svg:y1="2.323cm" svg:x2="3.175cm" svg:y2="2.323cm">
          <text:p/>
        </draw:line>
        <draw:line draw:style-name="gr5" draw:text-style-name="P2" draw:layer="layout" svg:x1="3.175cm" svg:y1="2.323cm" svg:x2="3.227cm" svg:y2="2.968cm">
          <text:p/>
        </draw:line>
        <draw:line draw:style-name="gr6" draw:text-style-name="P2" draw:layer="layout" svg:x1="3.643cm" svg:y1="1.575cm" svg:x2="3.643cm" svg:y2="2.063cm">
          <text:p/>
        </draw:line>
        <draw:line draw:style-name="gr6" draw:text-style-name="P2" draw:layer="layout" svg:x1="3.177cm" svg:y1="2.324cm" svg:x2="3.642cm" svg:y2="1.575cm">
          <text:p/>
        </draw:line>
        <draw:line draw:style-name="gr7" draw:text-style-name="P2" draw:layer="layout" svg:x1="3.81cm" svg:y1="2.325cm" svg:x2="4.127cm" svg:y2="1.575cm">
          <text:p/>
        </draw:line>
        <draw:line draw:style-name="gr8" draw:text-style-name="P2" draw:layer="layout" svg:x1="3.639cm" svg:y1="1.576cm" svg:x2="4.127cm" svg:y2="1.576cm">
          <text:p/>
        </draw:line>
        <draw:line draw:style-name="gr6" draw:text-style-name="P2" draw:layer="layout" svg:x1="4.128cm" svg:y1="1.577cm" svg:x2="4.128cm" svg:y2="2.065cm">
          <text:p/>
        </draw:line>
        <draw:line draw:style-name="gr8" draw:text-style-name="P2" draw:layer="layout" svg:x1="3.641cm" svg:y1="2.06cm" svg:x2="4.129cm" svg:y2="2.06cm">
          <text:p/>
        </draw:line>
        <draw:line draw:style-name="gr7" draw:text-style-name="P2" draw:layer="layout" svg:x1="3.812cm" svg:y1="2.968cm" svg:x2="4.129cm" svg:y2="2.059cm">
          <text:p/>
        </draw:line>
        <draw:line draw:style-name="gr7" draw:text-style-name="P2" draw:layer="layout" svg:x1="3.228cm" svg:y1="2.969cm" svg:x2="3.644cm" svg:y2="2.063cm">
          <text:p/>
        </draw:line>
        <draw:line draw:style-name="gr9" draw:text-style-name="P3" draw:layer="layout" svg:x1="2.32cm" svg:y1="2.327cm" svg:x2="2.098cm" svg:y2="2.327cm">
          <text:p/>
        </draw:line>
        <draw:line draw:style-name="gr10" draw:text-style-name="P4" draw:layer="layout" svg:x1="2.362cm" svg:y1="2.969cm" svg:x2="2.14cm" svg:y2="2.969cm">
          <text:p/>
        </draw:line>
        <draw:line draw:style-name="gr11" draw:text-style-name="P3" draw:layer="layout" svg:x1="2.208cm" svg:y1="2.323cm" svg:x2="2.253cm" svg:y2="2.968cm">
          <text:p/>
        </draw:line>
        <draw:line draw:style-name="gr12" draw:text-style-name="P4" draw:layer="layout" svg:x1="2.265cm" svg:y1="0.95cm" svg:x2="2.281cm" svg:y2="1.202cm">
          <text:p/>
        </draw:line>
        <draw:line draw:style-name="gr13" draw:text-style-name="P1" draw:layer="layout" svg:x1="2.27cm" svg:y1="1.085cm" svg:x2="2.843cm" svg:y2="0.306cm">
          <text:p/>
        </draw:line>
        <draw:line draw:style-name="gr14" draw:text-style-name="P2" draw:layer="layout" svg:x1="3.812cm" svg:y1="3.087cm" svg:x2="3.23cm" svg:y2="3.09cm">
          <text:p/>
        </draw:line>
        <draw:line draw:style-name="gr14" draw:text-style-name="P2" draw:layer="layout" svg:x1="3.224cm" svg:y1="2.993cm" svg:x2="3.241cm" svg:y2="3.191cm">
          <text:p/>
        </draw:line>
        <draw:line draw:style-name="gr14" draw:text-style-name="P2" draw:layer="layout" svg:x1="3.814cm" svg:y1="2.992cm" svg:x2="3.814cm" svg:y2="3.179cm">
          <text:p/>
        </draw:line>
        <draw:frame draw:style-name="gr15" draw:text-style-name="P5" draw:layer="layout" svg:width="0.414cm" svg:height="0.231cm" svg:x="1.693cm" svg:y="2.553cm">
          <draw:image xlink:href="Pictures/100002010000007C00000045974DFCBDF7BB4373.png" xlink:type="simple" xlink:show="embed" xlink:actuate="onLoad" loext:mime-type="image/png">
            <text:p/>
          </draw:image>
        </draw:frame>
        <draw:frame draw:style-name="gr15" draw:text-style-name="P5" draw:layer="layout" svg:width="0.458cm" svg:height="0.237cm" svg:x="3.313cm" svg:y="3.136cm">
          <draw:image xlink:href="Pictures/100002010000008900000047492E648C3DAD34D8.png" xlink:type="simple" xlink:show="embed" xlink:actuate="onLoad" loext:mime-type="image/png">
            <text:p/>
          </draw:image>
        </draw:frame>
        <draw:frame draw:style-name="gr15" draw:text-style-name="P5" draw:layer="layout" svg:width="0.29cm" svg:height="0.237cm" svg:x="2.198cm" svg:y="0.451cm">
          <draw:image xlink:href="Pictures/100002010000005700000047633B12ACD4F314E3.png" xlink:type="simple" xlink:show="embed" xlink:actuate="onLoad" loext:mime-type="image/png">
            <text:p/>
          </draw:image>
        </draw:frame>
        <draw:frame draw:style-name="gr15" draw:text-style-name="P5" draw:layer="layout" svg:width="0.354cm" svg:height="0.235cm" svg:x="4.302cm" svg:y="0.026cm">
          <draw:image xlink:href="Pictures/100002010000006A00000046505043A8974F6852.png" xlink:type="simple" xlink:show="embed" xlink:actuate="onLoad" loext:mime-type="image/png">
            <text:p/>
          </draw:image>
        </draw:frame>
        <draw:frame draw:style-name="gr15" draw:text-style-name="P5" draw:layer="layout" svg:width="0.328cm" svg:height="0.23cm" svg:x="6.86cm" svg:y="3.03cm">
          <draw:image xlink:href="Pictures/10000201000000620000004562A556C5121B599C.png" xlink:type="simple" xlink:show="embed" xlink:actuate="onLoad" loext:mime-type="image/png">
            <text:p/>
          </draw:image>
        </draw:frame>
        <draw:line draw:style-name="gr13" draw:text-style-name="P1" draw:layer="layout" svg:x1="2.837cm" svg:y1="0.215cm" svg:x2="2.853cm" svg:y2="0.467cm">
          <text:p/>
        </draw:line>
        <draw:line draw:style-name="gr13" draw:text-style-name="P1" draw:layer="layout" svg:x1="6.183cm" svg:y1="0.208cm" svg:x2="6.167cm" svg:y2="0.467cm">
          <text:p/>
        </draw:line>
        <draw:line draw:style-name="gr13" draw:text-style-name="P1" draw:layer="layout" svg:x1="2.843cm" svg:y1="0.306cm" svg:x2="6.178cm" svg:y2="0.306cm">
          <text:p/>
        </draw:line>
        <draw:line draw:style-name="gr16" draw:text-style-name="P1" draw:layer="layout" svg:x1="6.898cm" svg:y1="1.271cm" svg:x2="6.651cm" svg:y2="4.961cm">
          <text:p/>
        </draw:line>
        <draw:line draw:style-name="gr16" draw:text-style-name="P1" draw:layer="layout" svg:x1="6.774cm" svg:y1="1.271cm" svg:x2="7.028cm" svg:y2="1.271cm">
          <text:p/>
        </draw:line>
        <draw:line draw:style-name="gr16" draw:text-style-name="P1" draw:layer="layout" svg:x1="6.52cm" svg:y1="4.961cm" svg:x2="6.774cm" svg:y2="4.961cm">
          <text:p/>
        </draw:line>
        <draw:frame draw:style-name="gr17" draw:text-style-name="P7" draw:layer="layout" svg:width="0.359cm" svg:height="0.383cm" svg:x="3.475cm" svg:y="2.467cm">
          <draw:text-box>
            <text:p text:style-name="P6"><text:span text:style-name="T1">a)</text:span></text:p>
          </draw:text-box>
        </draw:frame>
        <draw:frame draw:style-name="gr17" draw:text-style-name="P7" draw:layer="layout" svg:width="0.359cm" svg:height="0.383cm" svg:x="5.276cm" svg:y="2.468cm">
          <draw:text-box>
            <text:p text:style-name="P6"><text:span text:style-name="T1">b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00:05:16.725196375</dc:date>
    <meta:editing-duration>PT7H29M5S</meta:editing-duration>
    <meta:editing-cycles>51</meta:editing-cycles>
    <meta:document-statistic meta:object-count="47"/>
  </office:meta>
</office:document-meta>
</file>